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98300001021B72A5FD8.svm"/>
  <manifest:file-entry manifest:media-type="" manifest:full-path="Pictures/20000007000009D300000FD1C189CB1A.svm"/>
  <manifest:file-entry manifest:media-type="" manifest:full-path="Pictures/20000007000012B6000015B5B62ED8ED.svm"/>
  <manifest:file-entry manifest:media-type="" manifest:full-path="Pictures/20000007000009690000064FFA930CC7.svm"/>
  <manifest:file-entry manifest:media-type="" manifest:full-path="Pictures/2000000700000C3300000F670D47882D.svm"/>
  <manifest:file-entry manifest:media-type="" manifest:full-path="Pictures/2000000700000B5F00000B945E4D4959.svm"/>
  <manifest:file-entry manifest:media-type="" manifest:full-path="Pictures/200000070000099E000010217B394EF5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0" style:family="paragraph" style:parent-style-name="Standard"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text-line-through-style="none" fo:font-style="normal" fo:font-weight="normal" style:text-blinking="false" fo:background-color="transparen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text-underline-style="none" style:font-size-asian="14pt" style:font-size-complex="14pt"/>
    </style:style>
    <style:style style:name="T6" style:family="text">
      <style:text-properties style:font-name="Times New Roman" style:text-underline-style="none"/>
    </style:style>
    <style:style style:name="T7" style:family="text">
      <style:text-properties style:font-name="Times New Roman" fo:font-size="12pt" style:text-underline-style="none" style:font-size-asian="12pt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9">Desert</text:p>
      <text:p text:style-name="P9"/>
      <text:p text:style-name="P11">Motocco</text:p>
      <text:p text:style-name="P10"><text:bookmark text:name="docs-internal-guid-3d5dc97c-432f-3251-b68b-b90dc295af40"/><text:span text:style-name="T3">Small swarming melee enemy with low health.</text:span> </text:p>
      <text:p text:style-name="P9"><draw:frame draw:style-name="fr1" draw:name="graphics6" text:anchor-type="paragraph" svg:x="0.0228in" svg:y="0.2417in" svg:width="1.1457in" svg:height="1.1665in" draw:z-index="5"><draw:image xlink:href="Pictures/2000000700000B5F00000B945E4D4959.svm" xlink:type="simple" xlink:show="embed" xlink:actuate="onLoad"/></draw:frame></text:p>
      <text:p text:style-name="P1"><text:s/><text:span text:style-name="T2"><text:s text:c="38"/></text:span><text:span text:style-name="T1">Health: 30</text:span></text:p>
      <text:p text:style-name="P4"><text:s text:c="40"/>Damage: 5</text:p>
      <text:p text:style-name="P4"><text:s text:c="40"/>Speed: 25</text:p>
      <text:p text:style-name="P4"/>
      <text:p text:style-name="P4"><text:s text:c="40"/>Attack: </text:p>
      <text:p text:style-name="P1"><text:span text:style-name="T1"><text:s text:c="44"/></text:span><text:span text:style-name="T2">1.) Short range melee attack</text:span></text:p>
      <text:p text:style-name="P5"/>
      <text:p text:style-name="P5"/>
      <text:p text:style-name="P5"/>
      <text:p text:style-name="P5"/>
      <text:p text:style-name="P5"/>
      <text:p text:style-name="P11">Spitter</text:p>
      <text:p text:style-name="P3"><draw:frame draw:style-name="fr1" draw:name="graphics7" text:anchor-type="paragraph" svg:x="0.1008in" svg:y="0.2291in" svg:width="1.572in" svg:height="1.7665in" draw:z-index="6"><draw:image xlink:href="Pictures/20000007000012B6000015B5B62ED8ED.svm" xlink:type="simple" xlink:show="embed" xlink:actuate="onLoad"/></draw:frame><text:span text:style-name="T6">Stationary turrety enemy who spits goo at its enemies.</text:span><text:bookmark text:name="docs-internal-guid-3d5dc97c-4330-a027-cf5a-29650f4b7e37"/><text:span text:style-name="T1"><text:line-break/></text:span></text:p>
      <text:p text:style-name="P5"/>
      <text:p text:style-name="P1"><text:s/><text:span text:style-name="T2"><text:s text:c="39"/></text:span><text:span text:style-name="T1">Health: 50</text:span></text:p>
      <text:p text:style-name="P4"><text:s text:c="41"/>Damage: 15 /3</text:p>
      <text:p text:style-name="P4"><text:s text:c="41"/>Speed: 0</text:p>
      <text:p text:style-name="P4"/>
      <text:p text:style-name="P4"><text:s text:c="41"/>Attack: </text:p>
      <text:p text:style-name="P1"><text:span text:style-name="T1"><text:s text:c="43"/></text:span><text:span text:style-name="T2">1.) Spits a pattern of medium speed projectiles</text:span></text:p>
      <text:p text:style-name="P5"/>
      <text:p text:style-name="P5"/>
      <text:p text:style-name="P6"/>
      <text:p text:style-name="Standard"/>
      <text:p text:style-name="Standard"/>
      <text:p text:style-name="P11">Dabat</text:p>
      <text:p text:style-name="P3"><draw:frame draw:style-name="fr1" draw:name="graphics8" text:anchor-type="paragraph" svg:x="0.2102in" svg:y="0.2646in" svg:width="1.2299in" svg:height="1.552in" draw:z-index="7"><draw:image xlink:href="Pictures/2000000700000C3300000F670D47882D.svm" xlink:type="simple" xlink:show="embed" xlink:actuate="onLoad"/></draw:frame><text:bookmark text:name="docs-internal-guid-3d5dc97c-4330-a027-cf5a-29650f4b7e371"/><text:span text:style-name="T7">Medium sized flying enemy who will drop or shoot acid at its enemies.</text:span><text:span text:style-name="T1"><text:line-break/></text:span></text:p>
      <text:p text:style-name="P5"/>
      <text:p text:style-name="P1"><text:s/><text:span text:style-name="T2"><text:s text:c="39"/></text:span><text:span text:style-name="T1">Health: 30</text:span></text:p>
      <text:p text:style-name="P4"><text:s text:c="41"/>Damage: 10</text:p>
      <text:p text:style-name="P4"><text:s text:c="41"/>Speed: 10</text:p>
      <text:p text:style-name="P4"/>
      <text:p text:style-name="P4"><text:s text:c="41"/>Attack: </text:p>
      <text:p text:style-name="P1"><text:span text:style-name="T1"><text:s text:c="43"/></text:span><text:span text:style-name="T2">1.) <text:s/>Slow moving goo ball that explodes on impact into pattern, slowing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9">Cave</text:p>
      <text:p text:style-name="P2"/>
      <text:p text:style-name="P1"><draw:frame draw:style-name="fr1" draw:name="graphics1" text:anchor-type="paragraph" svg:x="0.2728in" svg:y="0.4126in" svg:width="1.1457in" svg:height="1.1665in" draw:z-index="0"><draw:image xlink:href="Pictures/2000000700000B5F00000B945E4D4959.svm" xlink:type="simple" xlink:show="embed" xlink:actuate="onLoad"/></draw:frame> <text:span text:style-name="T4">Super </text:span><text:span text:style-name="T5">Motocco</text:span></text:p>
      <text:p text:style-name="P3"><text:s text:c="2"/>Enlarged version of the regular mole enemy. This enemy has more health and a ranged attack.</text:p>
      <text:p text:style-name="P1"><text:s/><text:span text:style-name="T2"><text:s text:c="38"/></text:span><text:span text:style-name="T1">Health: 90</text:span></text:p>
      <text:p text:style-name="P4"><text:s text:c="40"/>Damage: 15</text:p>
      <text:p text:style-name="P4"><text:s text:c="40"/>Speed: 25</text:p>
      <text:p text:style-name="P4"/>
      <text:p text:style-name="P4"><text:s text:c="40"/>Attack: </text:p>
      <text:p text:style-name="P1"><text:span text:style-name="T1"><text:s text:c="44"/></text:span><text:span text:style-name="T2">1.) Sliding swoop attack that travels forward, forcing a jump to dodge</text:span></text:p>
      <text:p text:style-name="P5"/>
      <text:p text:style-name="P5"/>
      <text:p text:style-name="P5"/>
      <text:p text:style-name="P5"/>
      <text:p text:style-name="P12">Jumper</text:p>
      <text:p text:style-name="P3"><draw:frame draw:style-name="fr1" draw:name="graphics2" text:anchor-type="paragraph" svg:x="0.2047in" svg:y="0.198in" svg:width="1.1472in" svg:height="0.8327in" draw:z-index="1"><draw:image xlink:href="Pictures/20000007000009690000064FFA930CC7.svm" xlink:type="simple" xlink:show="embed" xlink:actuate="onLoad"/></draw:frame>These guys are skittery little creatures that attack while leaping in the air.</text:p>
      <text:p text:style-name="P3"/>
      <text:p text:style-name="P1"><text:s/><text:span text:style-name="T2"><text:s text:c="38"/></text:span><text:span text:style-name="T1">Health: 30</text:span></text:p>
      <text:p text:style-name="P4"><text:s text:c="40"/>Damage: 20 /4</text:p>
      <text:p text:style-name="P4"><text:s text:c="40"/>Speed: 34</text:p>
      <text:p text:style-name="P4"/>
      <text:p text:style-name="P4"><text:s text:c="40"/>Attack: </text:p>
      <text:p text:style-name="P1"><text:span text:style-name="T1"><text:s text:c="44"/></text:span><text:span text:style-name="T2">1.) Jump in the air and release a spatter of bullets in all directions</text:span></text:p>
      <text:p text:style-name="P5"/>
      <text:p text:style-name="P5"/>
      <text:p text:style-name="P11">Super Spitter</text:p>
      <text:p text:style-name="P3"><draw:frame draw:style-name="fr1" draw:name="graphics9" text:anchor-type="paragraph" svg:x="0.1008in" svg:y="0.2291in" svg:width="1.572in" svg:height="1.7665in" draw:z-index="8"><draw:image xlink:href="Pictures/20000007000012B6000015B5B62ED8ED.svm" xlink:type="simple" xlink:show="embed" xlink:actuate="onLoad"/></draw:frame><text:span text:style-name="T6">Stationary turrety enemy who </text:span><text:bookmark text:name="docs-internal-guid-3d5dc97c-4330-a027-cf5a-29650f4b7e372"/><text:span text:style-name="T6">heals enemy units.</text:span><text:span text:style-name="T1"><text:line-break/></text:span></text:p>
      <text:p text:style-name="P5"/>
      <text:p text:style-name="P1"><text:s/><text:span text:style-name="T2"><text:s text:c="39"/></text:span><text:span text:style-name="T1">Health: 70</text:span></text:p>
      <text:p text:style-name="P4"><text:s text:c="41"/>Damage: <text:s/>30</text:p>
      <text:p text:style-name="P4"/>
      <text:p text:style-name="P4"><text:s text:c="41"/>Attack: </text:p>
      <text:p text:style-name="P1"><text:span text:style-name="T1"><text:s text:c="43"/></text:span><text:span text:style-name="T2">1.) Spits a slow moving healing goo.</text:span></text:p>
      <text:p text:style-name="P5"/>
      <text:p text:style-name="P5"/>
      <text:p text:style-name="P6"/>
      <text:p text:style-name="P5"/>
      <text:p text:style-name="P12">Basic Commando</text:p>
      <text:p text:style-name="P3"><draw:frame draw:style-name="fr1" draw:name="graphics5" text:anchor-type="paragraph" svg:x="0.2256in" svg:y="0.2425in" svg:width="0.9902in" svg:height="1.5937in" draw:z-index="4"><draw:image xlink:href="Pictures/20000007000009D300000FD1C189CB1A.svm" xlink:type="simple" xlink:show="embed" xlink:actuate="onLoad"/></draw:frame>The basic commando soldier. Has medium health and damage.</text:p>
      <text:p text:style-name="P1"><text:s/><text:span text:style-name="T2"><text:s text:c="38"/></text:span><text:span text:style-name="T1">Health: <text:s/>70</text:span></text:p>
      <text:p text:style-name="P4"><text:s text:c="40"/>Damage: 20 /3</text:p>
      <text:p text:style-name="P4"><text:s text:c="40"/>Speed: 15</text:p>
      <text:p text:style-name="P4"/>
      <text:p text:style-name="P4"><text:s text:c="40"/>Attack: </text:p>
      <text:p text:style-name="P1"><text:span text:style-name="T1"><text:s text:c="44"/></text:span><text:span text:style-name="T2">1.) Shoots a round of three bullets at slightly different angles</text:span></text:p>
      <text:p text:style-name="P5"><text:s text:c="44"/>2.) Lobs a grenade that stuns</text:p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9">Ruins</text:p>
      <text:p text:style-name="P5"/>
      <text:p text:style-name="P12">Advanced Commando</text:p>
      <text:p text:style-name="P5">A more heavily equipped commando. Has a more potent attack.</text:p>
      <text:p text:style-name="P1"><draw:frame draw:style-name="fr1" draw:name="graphics3" text:anchor-type="paragraph" svg:x="0.2201in" svg:y="0.0665in" svg:width="0.9693in" svg:height="1.6256in" draw:z-index="2"><draw:image xlink:href="Pictures/200000070000099E000010217B394EF5.svm" xlink:type="simple" xlink:show="embed" xlink:actuate="onLoad"/></draw:frame> <text:span text:style-name="T2"><text:s text:c="38"/></text:span><text:span text:style-name="T1">Health:</text:span></text:p>
      <text:p text:style-name="P4"><text:s text:c="40"/>Damage:</text:p>
      <text:p text:style-name="P4"/>
      <text:p text:style-name="P4"><text:s text:c="40"/>Attack: </text:p>
      <text:p text:style-name="P1"><text:span text:style-name="T1"><text:s text:c="44"/></text:span><text:span text:style-name="T2">1.) Shoots a pattern of spiraling bullets</text:span></text:p>
      <text:p text:style-name="P5"/>
      <text:p text:style-name="P5"/>
      <text:p text:style-name="P5"/>
      <text:p text:style-name="P12">Heavy Commando</text:p>
      <text:p text:style-name="P3">A heavily armed and armored soldier. Has high health and damage. </text:p>
      <text:p text:style-name="P5"><draw:frame draw:style-name="fr1" draw:name="graphics4" text:anchor-type="paragraph" svg:x="0.2311in" svg:y="0.15in" svg:width="0.9583in" svg:height="1.6256in" draw:z-index="3"><draw:image xlink:href="Pictures/200000070000098300001021B72A5FD8.svm" xlink:type="simple" xlink:show="embed" xlink:actuate="onLoad"/></draw:frame></text:p>
      <text:p text:style-name="P1"><text:s/><text:span text:style-name="T2"><text:s text:c="38"/></text:span><text:span text:style-name="T1">Health:</text:span></text:p>
      <text:p text:style-name="P4"><text:s text:c="40"/>Damage:</text:p>
      <text:p text:style-name="P4"/>
      <text:p text:style-name="P4"><text:s text:c="40"/>Attack: </text:p>
      <text:p text:style-name="P1"><text:span text:style-name="T1"><text:s text:c="44"/></text:span><text:span text:style-name="T2">1.) Shoots slow homing missiles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Attack Ideas</text:p>
      <text:p text:style-name="Standard"><text:bookmark text:name="docs-internal-guid-3d5dc97c-432e-9a4b-f675-5b3d88bd8b1a"/>-maybe a speed boost or shield of some type</text:p>
      <text:p text:style-name="Standard"><text:bookmark text:name="docs-internal-guid-3d5dc97c-4332-d578-379a-dbc41b2c7d08"/>-A life leech attack, that drains life and slows.</text:p>
      <text:p text:style-name="Standard">-fast dart attack that poisons <text:s/></text:p>
      <text:p text:style-name="Standard"><text:bookmark text:name="docs-internal-guid-3d5dc97c-4336-e13c-f890-ea57e9f45bc8"/>-grenade cluster bomb - cluster of grenades that explode after a few seconds</text:p>
      <text:p text:style-name="Standard">-homing thing -Fires slow moving homing thing.</text:p>
      <text:p text:style-name="Standard">-boomerang - thing that goes out and back</text:p>
      <text:p text:style-name="Standard">-throw totem that gives size and health to all units in an area</text:p>
      <text:p text:style-name="Standard"><text:line-break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9M41S</meta:editing-duration>
    <meta:editing-cycles>14</meta:editing-cycles>
    <meta:generator>OpenOffice.org/3.4.1$Win32 OpenOffice.org_project/341m1$Build-9593</meta:generator>
    <dc:date>2014-02-16T11:00:49.08</dc:date>
    <meta:document-statistic meta:table-count="0" meta:image-count="9" meta:object-count="0" meta:page-count="3" meta:paragraph-count="73" meta:word-count="321" meta:character-count="3594"/>
    <meta:user-defined meta:name="Info 1"/>
    <meta:user-defined meta:name="Info 2"/>
    <meta:user-defined meta:name="Info 3"/>
    <meta:user-defined meta:name="Info 4"/>
  </office:meta>
</office:document-meta>
</file>